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29DD00001A916DABA2D8.svm"/>
  <manifest:file-entry manifest:media-type="" manifest:full-path="Pictures/2000000900003A800000166E5611DCB5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3.7306in" table:align="right"/>
    </style:style>
    <style:style style:name="Table2.A" style:family="table-column">
      <style:table-column-properties style:column-width="1.134in"/>
    </style:style>
    <style:style style:name="Table2.B" style:family="table-column">
      <style:table-column-properties style:column-width="2.596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793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1875in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2pt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size-complex="4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language="en" fo:country="US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 fo:break-before="page"/>
      <style:text-properties style:font-name="Arial" fo:font-size="12pt" fo:language="en" fo:country="US" fo:font-weight="normal" style:font-size-asian="10.5pt" style:font-weight-asian="normal" style:font-size-complex="12pt" style:font-weight-complex="normal"/>
    </style:style>
    <style:style style:name="T1" style:family="text">
      <style:text-properties fo:color="#ff950e"/>
    </style:style>
    <style:style style:name="T2" style:family="text">
      <style:text-properties fo:language="en" fo:country="US"/>
    </style:style>
    <style:style style:name="T3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5.3626in" svg:y="0.0252in" svg:width="1.3063in" svg:height="0.8291in" draw:z-index="0"><draw:image xlink:href="Pictures/20000009000029DD00001A916DABA2D8.svm" xlink:type="simple" xlink:show="embed" xlink:actuate="onLoad"/></draw:frame><draw:frame draw:style-name="fr1" draw:name="Grafik2" text:anchor-type="paragraph" svg:x="0.0425in" svg:y="0.0311in" svg:width="2.2165in" svg:height="0.85in" draw:z-index="1"><draw:image xlink:href="Pictures/2000000900003A800000166E5611DCB5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>ErasmusLine</text:p>
      <text:p text:style-name="P4">The <text:span text:style-name="T1">Orange</text:span> Team</text:p>
      <text:p text:style-name="P5"/>
      <text:p text:style-name="P5"/>
      <text:p text:style-name="P5"/>
      <text:p text:style-name="P5"/>
      <text:p text:style-name="P12">Project Report</text:p>
      <text:p text:style-name="P6">June 2011</text:p>
      <text:p text:style-name="P5"/>
      <text:p text:style-name="P5"/>
      <text:p text:style-name="P5"/>
      <text:p text:style-name="P9">Students:</text:p>
      <text:p text:style-name="P6">Arne Reimer</text:p>
      <text:p text:style-name="P6">Arne Lipfert</text:p>
      <text:p text:style-name="P6">Stéphane Polet</text:p>
      <text:p text:style-name="P6">Nathan Van Assche</text:p>
      <text:p text:style-name="P6">Aggeliki Katsiampouri</text:p>
      <text:p text:style-name="P6">Mountrakis Stefanos</text:p>
      <text:p text:style-name="P6">Ina Ivanova</text:p>
      <text:p text:style-name="P6">Zvezdomir Tsvyatkov</text:p>
      <text:p text:style-name="P6">Gudmundur Freyr Hallgrimsson</text:p>
      <text:p text:style-name="P6">Pedro Ferreira</text:p>
      <text:p text:style-name="P6">Daniel Lopes</text:p>
      <text:p text:style-name="P5"/>
      <text:p text:style-name="P5"/>
      <text:p text:style-name="P13"/>
      <text:p text:style-name="P10"><text:span text:style-name="T3">Erasmusline</text:span> – Orange Team Project Report</text:p>
      <text:p text:style-name="P11"/>
      <text:p text:style-name="P11">June 2011</text:p>
      <text:p text:style-name="P10"/>
      <text:p text:style-name="P10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<text:span text:style-name="T2">Germany</text:span></text:p>
            <text:p text:style-name="P7"><text:span text:style-name="T2"><text:tab/></text:span></text:p>
            <text:p text:style-name="P7"><text:span text:style-name="T2"><text:tab/>Students:</text:span></text:p>
            <text:p text:style-name="P5"><text:tab/>Arne Reimer</text:p>
            <text:p text:style-name="P5"><text:tab/>Arne Lipfert</text:p>
            <text:p text:style-name="P5"><text:tab/></text:p>
            <text:p text:style-name="P5"><text:tab/>Coordinators:</text:p>
            <text:p text:style-name="P5"><text:tab/></text:p>
            <text:p text:style-name="P5">Belgium</text:p>
            <text:p text:style-name="P5"/>
            <text:p text:style-name="P5"><text:tab/>Students:</text:p>
            <text:p text:style-name="P5"><text:tab/>Stéphane Polet</text:p>
            <text:p text:style-name="P5"><text:tab/>Nathan Van Assche</text:p>
            <text:p text:style-name="P5"/>
            <text:p text:style-name="P5"><text:tab/>Coordinators:</text:p>
            <text:p text:style-name="P5"/>
            <text:p text:style-name="P5">Greece</text:p>
            <text:p text:style-name="P5"/>
            <text:p text:style-name="P5"><text:tab/>Students:</text:p>
            <text:p text:style-name="P5"><text:tab/>Aggeliki Katsiampouri</text:p>
            <text:p text:style-name="P5"><text:tab/>Mountrakis Stefanos</text:p>
            <text:p text:style-name="P5"/>
            <text:p text:style-name="P5"><text:tab/>Coordinators:</text:p>
            <text:p text:style-name="P5"/>
          </table:table-cell>
          <table:table-cell table:style-name="Table1.A1" office:value-type="string">
            <text:p text:style-name="P5">Bulgaria</text:p>
            <text:p text:style-name="P5"><text:tab/></text:p>
            <text:p text:style-name="P5"><text:tab/>Students:</text:p>
            <text:p text:style-name="P5"><text:tab/>Ina Ivanova</text:p>
            <text:p text:style-name="P5"><text:tab/>Zvezdomir Tsvyatkov</text:p>
            <text:p text:style-name="P5"/>
            <text:p text:style-name="P5"><text:tab/>Coordinators:</text:p>
            <text:p text:style-name="P5"/>
            <text:p text:style-name="P5">Iceland</text:p>
            <text:p text:style-name="P5"/>
            <text:p text:style-name="P5"><text:tab/>Students:</text:p>
            <text:p text:style-name="P5"><text:tab/>Gudmundur Freyr Hallgrimsson</text:p>
            <text:p text:style-name="P5"/>
            <text:p text:style-name="P5"><text:tab/>Coordinators:</text:p>
            <text:p text:style-name="P5"/>
            <text:p text:style-name="P5">Portugal</text:p>
            <text:p text:style-name="P5"><text:tab/></text:p>
            <text:p text:style-name="P5"><text:tab/>Students:</text:p>
            <text:p text:style-name="P5"><text:tab/>Pedro Ferreira</text:p>
            <text:p text:style-name="P11"><text:tab/>Daniel Lopes</text:p>
            <text:p text:style-name="P10"/>
            <text:p text:style-name="P10"><text:tab/>Coordinators:</text:p>
          </table:table-cell>
        </table:table-row>
      </table:table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Score</text:p>
          </table:table-cell>
          <table:table-cell table:style-name="Table2.B1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>Observations</text:p>
          </table:table-cell>
          <table:table-cell table:style-name="Table2.B2" office:value-type="string">
            <text:p text:style-name="P3"/>
          </table:table-cell>
        </table:table-row>
        <table:table-row table:style-name="Table2.3">
          <table:table-cell table:style-name="Table2.A2" office:value-type="string">
            <text:p text:style-name="P3">Additional Information</text:p>
          </table:table-cell>
          <table:table-cell table:style-name="Table2.B2" office:value-type="string">
            <text:p text:style-name="P3"/>
          </table:table-cell>
        </table:table-row>
      </table:table>
      <text:p text:style-name="P8"><text:span text:style-name="T2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7T15:37:43</dc:date>
    <meta:generator>LibreOffice/3.4$Unix LibreOffice_project/340m1$Build-12</meta:generator>
    <meta:editing-duration>PT35M12S</meta:editing-duration>
    <meta:editing-cycles>10</meta:editing-cycles>
    <meta:document-statistic meta:table-count="2" meta:image-count="2" meta:object-count="0" meta:page-count="2" meta:paragraph-count="1" meta:word-count="87" meta:character-count="705" meta:non-whitespace-character-count="640"/>
  </office:meta>
</office:document-meta>
</file>